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2" style:family="paragraph" style:parent-style-name="Standard">
      <style:paragraph-properties fo:margin-top="0.176cm" fo:margin-bottom="0.176cm" loext:contextual-spacing="false" fo:line-height="100%" fo:text-align="justify" style:justify-single-word="false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3" style:family="paragraph" style:parent-style-name="Standard">
      <style:paragraph-properties fo:margin-left="1.27cm" fo:margin-right="0cm" fo:margin-top="0.176cm" fo:margin-bottom="0.176cm" loext:contextual-spacing="false" fo:line-height="100%" fo:text-align="justify" style:justify-single-word="false" fo:text-indent="0cm" style:auto-text-indent="false">
        <style:tab-stops/>
      </style:paragraph-properties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4" style:family="paragraph" style:parent-style-name="Standard">
      <style:paragraph-properties fo:margin-left="1.27cm" fo:margin-right="0cm" fo:margin-top="0.176cm" fo:margin-bottom="0.176cm" loext:contextual-spacing="false" fo:line-height="100%" fo:text-indent="0cm" style:auto-text-indent="false">
        <style:tab-stops/>
      </style:paragraph-properties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5" style:family="paragraph" style:parent-style-name="Standard">
      <style:paragraph-properties fo:margin-top="0.176cm" fo:margin-bottom="0.176cm" loext:contextual-spacing="false" fo:line-height="100%"/>
      <style:text-properties style:font-name="Times New Roman" fo:font-size="18pt" fo:font-weight="bold" style:font-name-asian="Times New Roman" style:font-size-asian="18pt" style:language-asian="de" style:country-asian="DE" style:font-weight-asian="bold" style:font-name-complex="Times New Roman" style:font-size-complex="18pt" style:font-weight-complex="bold"/>
    </style:style>
    <style:style style:name="P6" style:family="paragraph" style:parent-style-name="Standard">
      <style:paragraph-properties fo:margin-top="0.176cm" fo:margin-bottom="0.176cm" loext:contextual-spacing="false" fo:line-height="100%"/>
      <style:text-properties style:font-name="Times New Roman" fo:font-size="13.5pt" fo:font-weight="bold" style:font-name-asian="Times New Roman" style:font-size-asian="13.5pt" style:language-asian="de" style:country-asian="DE" style:font-weight-asian="bold" style:font-name-complex="Times New Roman" style:font-size-complex="13.5pt" style:font-weight-complex="bold"/>
    </style:style>
    <style:style style:name="P7" style:family="paragraph" style:parent-style-name="Standard" style:list-style-name="L3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8" style:family="paragraph" style:parent-style-name="Standard" style:list-style-name="L4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9" style:family="paragraph" style:parent-style-name="Standard" style:list-style-name="L5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10" style:family="paragraph" style:parent-style-name="Standard" style:list-style-name="L6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11" style:family="paragraph" style:parent-style-name="Standard" style:list-style-name="L7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12" style:family="paragraph" style:parent-style-name="Standard" style:list-style-name="L8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13" style:family="paragraph" style:parent-style-name="Standard" style:list-style-name="L9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14" style:family="paragraph" style:parent-style-name="Standard" style:list-style-name="L11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15" style:family="paragraph" style:parent-style-name="Standard" style:list-style-name="L12">
      <style:paragraph-properties fo:margin-top="0.176cm" fo:margin-bottom="0.176cm" loext:contextual-spacing="false" fo:line-height="100%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16" style:family="paragraph" style:parent-style-name="Standard" style:list-style-name="L10">
      <style:paragraph-properties fo:margin-top="0.176cm" fo:margin-bottom="0.176cm" loext:contextual-spacing="false" fo:line-height="100%"/>
    </style:style>
    <style:style style:name="P17" style:family="paragraph" style:parent-style-name="Listenabsatz" style:master-page-name="MP0">
      <style:paragraph-properties fo:margin-top="0.176cm" fo:margin-bottom="0.176cm" loext:contextual-spacing="false" fo:line-height="100%" style:page-number="auto" fo:break-before="page"/>
    </style:style>
    <style:style style:name="P18" style:family="paragraph" style:parent-style-name="Listenabsatz">
      <style:paragraph-properties fo:margin-top="0.176cm" fo:margin-bottom="0.176cm" loext:contextual-spacing="false" fo:line-height="100%"/>
      <style:text-properties style:font-name="Times New Roman" fo:font-size="18pt" fo:font-weight="bold" style:font-name-asian="Times New Roman" style:font-size-asian="18pt" style:language-asian="de" style:country-asian="DE" style:font-weight-asian="bold" style:font-name-complex="Times New Roman" style:font-size-complex="18pt" style:font-weight-complex="bold"/>
    </style:style>
    <style:style style:name="P19" style:family="paragraph" style:parent-style-name="Listenabsatz" style:list-style-name="L1">
      <style:paragraph-properties fo:margin-top="0.176cm" fo:margin-bottom="0.176cm" loext:contextual-spacing="false" fo:line-height="100%"/>
      <style:text-properties style:font-name="Times New Roman" fo:font-size="14pt" fo:font-weight="bold" style:font-name-asian="Times New Roman" style:font-size-asian="14pt" style:language-asian="de" style:country-asian="DE" style:font-weight-asian="bold" style:font-name-complex="Times New Roman" style:font-size-complex="14pt" style:font-weight-complex="bold"/>
    </style:style>
    <style:style style:name="P20" style:family="paragraph" style:parent-style-name="Listenabsatz" style:list-style-name="L2">
      <style:paragraph-properties fo:margin-top="0.176cm" fo:margin-bottom="0.176cm" loext:contextual-spacing="false" fo:line-height="100%" fo:text-align="justify" style:justify-single-word="false"/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T1" style:family="text">
      <style:text-properties style:font-name="Times New Roman" fo:font-size="18pt" fo:font-weight="bold" style:font-name-asian="Times New Roman" style:font-size-asian="18pt" style:language-asian="de" style:country-asian="DE" style:font-weight-asian="bold" style:font-name-complex="Times New Roman" style:font-size-complex="18pt" style:font-weight-complex="bold"/>
    </style:style>
    <style:style style:name="T2" style:family="text"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T3" style:family="text">
      <style:text-properties style:font-name="Times New Roman" fo:font-size="12pt" fo:font-style="italic" style:font-name-asian="Times New Roman" style:font-size-asian="12pt" style:language-asian="de" style:country-asian="DE" style:font-style-asian="italic" style:font-name-complex="Times New Roman" style:font-size-complex="12pt" style:font-style-complex="italic"/>
    </style:style>
    <style:style style:name="T4" style:family="text">
      <style:text-properties officeooo:rsid="0018a05a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9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9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0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0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1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1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span text:style-name="Absatz-Standardschriftart"><text:span text:style-name="T1">1.Einführung (</text:span></text:span><text:span text:style-name="Absatz-Standardschriftart"><text:span text:style-name="T2">Aufgabenstellung, Motivation)</text:span></text:span></text:h>
      <text:h text:style-name="P18" text:outline-level="2"/>
      <text:list xml:id="list1791812475" text:style-name="L1">
        <text:list-item>
          <text:list>
            <text:list-item>
              <text:p text:style-name="P19">Aufgabenstellung:</text:p>
            </text:list-item>
          </text:list>
        </text:list-item>
      </text:list>
      <text:p text:style-name="P3"><text:s text:c="6"/>Die Zielsetzung dieser Hausarbeit ist, <text:span text:style-name="T4">eine</text:span> Konstruktion eines Data Mi<text:span text:style-name="T4">n</text:span>ing Modells, das unter Zuhilfenahme von Merkmalen der Ganganalyse der spezifischen Person bestimmen soll, wie alt diese Person ist. Die Durchführung der Aufgabe erfolgt in folgenden Schritten:</text:p>
      <text:list xml:id="list3811088916" text:style-name="L2">
        <text:list-item>
          <text:p text:style-name="P20">Aufteilung der Datensatz zur Testmenge und Trainingsmenge </text:p>
        </text:list-item>
        <text:list-item>
          <text:p text:style-name="P20"><text:s/>Analyse der Datensatz anhand von Python Programmiersprache</text:p>
        </text:list-item>
        <text:list-item>
          <text:p text:style-name="P20"><text:s text:c="2"/>Konstruktion des Modells</text:p>
        </text:list-item>
        <text:list-item>
          <text:p text:style-name="P20">Diskussion der Ergebnisse </text:p>
        </text:list-item>
      </text:list>
      <text:p text:style-name="P2"><text:s text:c="11"/>Die Schritte müssen in Teilstücken besprochen werden.</text:p>
      <text:list xml:id="list173543508212431" text:style-name="L1">
        <text:list-item>
          <text:list>
            <text:list-item>
              <text:p text:style-name="P19">Motivation:</text:p>
            </text:list-item>
          </text:list>
        </text:list-item>
      </text:list>
      <text:p text:style-name="P4"><text:s text:c="2"/>Die vorliegende Hausarbeit beschäftigt sich mit der Bestimmung der Alter durch Die Analyse extrahierte Merkmalen </text:p>
      <text:p text:style-name="P4"/>
      <text:h text:style-name="P5" text:outline-level="2">Methoden</text:h>
      <text:h text:style-name="P6" text:outline-level="3">Daten </text:h>
      <text:list xml:id="list2852518132" text:style-name="L3">
        <text:list-item>
          <text:p text:style-name="P7">Erzeugung: Wer, Wann, Wie, Quelle</text:p>
        </text:list-item>
        <text:list-item>
          <text:p text:style-name="P7">Datenmenge: Dateien, Umfang, Merkmale, Klasse, </text:p>
        </text:list-item>
        <text:list-item>
          <text:p text:style-name="P7">Was beschreibt eine Zeile (Originalpublikation nutzen)</text:p>
        </text:list-item>
      </text:list>
      <text:h text:style-name="P6" text:outline-level="3">Datenvorbereitung und Explorative Analyse</text:h>
      <text:list xml:id="list546483465" text:style-name="L4">
        <text:list-item>
          <text:p text:style-name="P8">Datenqualität: doppelte Spalten, fehlende Werte?</text:p>
        </text:list-item>
        <text:list-item>
          <text:p text:style-name="P8">Sind die Daten beschränkt oder sollte transformiert werden? </text:p>
        </text:list-item>
        <text:list-item>
          <text:p text:style-name="P8">Ungewöhnliche Beobachtungen?</text:p>
        </text:list-item>
      </text:list>
      <text:p text:style-name="P1">Splitten: </text:p>
      <text:list xml:id="list788447541" text:style-name="L5">
        <text:list-item>
          <text:p text:style-name="P9">Trainingsmenge für Kreuzvalidierung, Testmenge für abschließende Fehlerschätzung (Personen siehe Aufgabe)</text:p>
        </text:list-item>
        <text:list-item>
          <text:p text:style-name="P9">Vergleich Klassenverteilung in Trainings- und +Testmenge (Klassenhistogramme)</text:p>
        </text:list-item>
      </text:list>
      <text:p text:style-name="P1">Relevante Merkmale identifizieren:</text:p>
      <text:list xml:id="list2449111526" text:style-name="L6">
        <text:list-item>
          <text:p text:style-name="P10">Von welchen Merkmalen hängt die Klasse stark ab (Korrelation)?</text:p>
        </text:list-item>
        <text:list-item>
          <text:p text:style-name="P10">Boxplot wichtiger Merkmale über der Klasse </text:p>
        </text:list-item>
        <text:list-item>
          <text:p text:style-name="P10"><text:soft-page-break/>Bivariate Abhängigkeiten: Korrelationsmatrix der Merkmale, stärkste Zusammenhänge, Streudiagramm Merkmal1 vs. Merkmal2</text:p>
        </text:list-item>
      </text:list>
      <text:h text:style-name="P6" text:outline-level="3">Modellauswahl und Fehlerschätzung</text:h>
      <text:p text:style-name="P1">Modellauswahl:</text:p>
      <text:list xml:id="list1118295370" text:style-name="L7">
        <text:list-item>
          <text:p text:style-name="P11">Testen Sie mindestens zwei verschiedene Modellarten (bspw. Entscheidungsbäume, Random Forest, SVM, k-NearestNeighbor ...) oder eine Modellart mit verschiedenen Parametern (bspw. Entscheidungsbäume verschiedener Tiefen) mit 5-facher CV auf den Trainingsdaten und erfassen Sie dabei die CV-Fehler und die Rechenzeit. </text:p>
        </text:list-item>
        <text:list-item>
          <text:p text:style-name="P11">Ergebnisse tabellarisch oder graphisch → Auswahl der besten Modellierungsvariante</text:p>
        </text:list-item>
      </text:list>
      <text:p text:style-name="P1">Modellbewertung:</text:p>
      <text:list xml:id="list2599194202" text:style-name="L8">
        <text:list-item>
          <text:p text:style-name="P12">Anwendung auf Testmenge → Konfusionsmatrix und Testfehler, ggf. Warum weicht der Testfehler stark vom CV-Fehler ab? </text:p>
        </text:list-item>
        <text:list-item>
          <text:p text:style-name="P12">Gibt es eine problematische Klasse, welche Klassen werden verwechselt?</text:p>
        </text:list-item>
      </text:list>
      <text:p text:style-name="P1">Reproduzierbarkeit: </text:p>
      <text:list xml:id="list1873739968" text:style-name="L9">
        <text:list-item>
          <text:p text:style-name="P13">kurze Beschreibung der Quelltexte, Erstellung 100%-Modell (=finales Modell)</text:p>
        </text:list-item>
      </text:list>
      <text:p text:style-name="P1">Vorhersage</text:p>
      <text:list xml:id="list842484676" text:style-name="L10">
        <text:list-item>
          <text:p text:style-name="P16"><text:span text:style-name="Absatz-Standardschriftart"><text:span text:style-name="T2">Wende 100%-Modell (Abbildung möglich?) auf </text:span></text:span><text:span text:style-name="Absatz-Standardschriftart"><text:span text:style-name="T3">to_predict.csv </text:span></text:span><text:span text:style-name="Absatz-Standardschriftart"><text:span text:style-name="T2">an → Vorhersage-Datei in korrektem Format</text:span></text:span></text:p>
        </text:list-item>
      </text:list>
      <text:h text:style-name="P5" text:outline-level="2">Ergebnisse</text:h>
      <text:list xml:id="list3039533864" text:style-name="L11">
        <text:list-item>
          <text:p text:style-name="P14">Auffälligkeiten, wichtigste Einflussgrößen, Abhängigkeiten zwischen den Merkmalen </text:p>
        </text:list-item>
        <text:list-item>
          <text:p text:style-name="P14">Modellauswahl - welche getestet, welches warum gewählt</text:p>
        </text:list-item>
        <text:list-item>
          <text:p text:style-name="P14">Finales Modell, geschätzte Modellgüte</text:p>
        </text:list-item>
      </text:list>
      <text:h text:style-name="P5" text:outline-level="2">Zusammenfassung</text:h>
      <text:list xml:id="list2730421005" text:style-name="L12">
        <text:list-item>
          <text:p text:style-name="P15">Was wurde untersucht, Hauptergebnis oder -erkenntnis, Mängel, Ausblick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Standard" style:default-outline-level="2" style:class="text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de" style:country-asian="DE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de" style:country-asian="DE" style:font-weight-asian="bold" style:font-name-complex="Times New Roman" style:font-family-complex="'Times New Roman'" style:font-family-generic-complex="roman" style:font-pitch-complex="variable" style:font-size-complex="13.5pt" style:font-weight-complex="bold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de" style:country-asian="DE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Überschrift_20_3_20_Zchn" style:display-name="Überschrift 3 Zchn" style:family="text" style:parent-style-name="Absatz-Standardschriftart"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de" style:country-asian="DE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font-size="14pt" fo:font-weight="bold" style:font-size-asian="14pt" style:font-weight-asian="bold"/>
    </style:style>
    <style:style style:name="WW_5f_CharLFO13LVL2" style:display-name="WW_CharLFO13LVL2" style:family="text">
      <style:text-properties fo:font-size="14pt" fo:font-weight="bold" style:font-size-asian="14pt" style:font-weight-asian="bold"/>
    </style:style>
    <style:style style:name="WW_5f_CharLFO13LVL3" style:display-name="WW_CharLFO13LVL3" style:family="text">
      <style:text-properties fo:font-size="14pt" fo:font-weight="bold" style:font-size-asian="14pt" style:font-weight-asian="bold"/>
    </style:style>
    <style:style style:name="WW_5f_CharLFO13LVL4" style:display-name="WW_CharLFO13LVL4" style:family="text">
      <style:text-properties fo:font-size="14pt" fo:font-weight="bold" style:font-size-asian="14pt" style:font-weight-asian="bold"/>
    </style:style>
    <style:style style:name="WW_5f_CharLFO13LVL5" style:display-name="WW_CharLFO13LVL5" style:family="text">
      <style:text-properties fo:font-size="14pt" fo:font-weight="bold" style:font-size-asian="14pt" style:font-weight-asian="bold"/>
    </style:style>
    <style:style style:name="WW_5f_CharLFO13LVL6" style:display-name="WW_CharLFO13LVL6" style:family="text">
      <style:text-properties fo:font-size="14pt" fo:font-weight="bold" style:font-size-asian="14pt" style:font-weight-asian="bold"/>
    </style:style>
    <style:style style:name="WW_5f_CharLFO13LVL7" style:display-name="WW_CharLFO13LVL7" style:family="text">
      <style:text-properties fo:font-size="14pt" fo:font-weight="bold" style:font-size-asian="14pt" style:font-weight-asian="bold"/>
    </style:style>
    <style:style style:name="WW_5f_CharLFO13LVL8" style:display-name="WW_CharLFO13LVL8" style:family="text">
      <style:text-properties fo:font-size="14pt" fo:font-weight="bold" style:font-size-asian="14pt" style:font-weight-asian="bold"/>
    </style:style>
    <style:style style:name="WW_5f_CharLFO13LVL9" style:display-name="WW_CharLFO13LVL9" style:family="text">
      <style:text-properties fo:font-size="14pt" fo:font-weight="bold" style:font-size-asian="14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dc:description/>
    <dc:subject/>
    <meta:initial-creator>Mehira Elfateh</meta:initial-creator>
    <meta:creation-date>2018-05-18T10:53:00Z</meta:creation-date>
    <dc:date>2018-05-24T17:37:38.404081804</dc:date>
    <meta:editing-cycles>3</meta:editing-cycles>
    <meta:editing-duration>PT1M56S</meta:editing-duration>
    <meta:document-statistic meta:table-count="0" meta:image-count="0" meta:object-count="0" meta:page-count="2" meta:paragraph-count="43" meta:word-count="321" meta:character-count="2611" meta:non-whitespace-character-count="2325"/>
    <meta:template xlink:type="simple" xlink:actuate="onRequest" xlink:title="" xlink:href="Normal"/>
  </office:meta>
</office:document-meta>
</file>